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1702" officeooo:paragraph-rsid="00101702"/>
    </style:style>
    <style:style style:name="P2" style:family="paragraph" style:parent-style-name="Standard">
      <style:text-properties officeooo:rsid="00101702" officeooo:paragraph-rsid="001270e9"/>
    </style:style>
    <style:style style:name="P3" style:family="paragraph" style:parent-style-name="Standard">
      <style:text-properties officeooo:rsid="001270e9" officeooo:paragraph-rsid="001270e9"/>
    </style:style>
    <style:style style:name="P4" style:family="paragraph" style:parent-style-name="Standard">
      <style:text-properties officeooo:rsid="001270e9" officeooo:paragraph-rsid="00832f05"/>
    </style:style>
    <style:style style:name="P5" style:family="paragraph" style:parent-style-name="Standard">
      <style:text-properties officeooo:rsid="001270e9" officeooo:paragraph-rsid="00101702"/>
    </style:style>
    <style:style style:name="P6" style:family="paragraph" style:parent-style-name="Standard">
      <style:text-properties officeooo:rsid="001278a7" officeooo:paragraph-rsid="001278a7"/>
    </style:style>
    <style:style style:name="P7" style:family="paragraph" style:parent-style-name="Standard">
      <style:text-properties officeooo:rsid="001278a7" officeooo:paragraph-rsid="00140a38"/>
    </style:style>
    <style:style style:name="P8" style:family="paragraph" style:parent-style-name="Standard">
      <style:text-properties officeooo:rsid="001278a7" officeooo:paragraph-rsid="0039df11"/>
    </style:style>
    <style:style style:name="P9" style:family="paragraph" style:parent-style-name="Standard">
      <style:text-properties officeooo:rsid="001278a7" officeooo:paragraph-rsid="00361c3e"/>
    </style:style>
    <style:style style:name="P10" style:family="paragraph" style:parent-style-name="Standard">
      <style:text-properties officeooo:rsid="001278a7" officeooo:paragraph-rsid="0013467b"/>
    </style:style>
    <style:style style:name="P11" style:family="paragraph" style:parent-style-name="Standard">
      <style:text-properties officeooo:rsid="001278a7" officeooo:paragraph-rsid="00832f05"/>
    </style:style>
    <style:style style:name="P12" style:family="paragraph" style:parent-style-name="Standard">
      <style:text-properties officeooo:rsid="0012883b" officeooo:paragraph-rsid="0012883b"/>
    </style:style>
    <style:style style:name="P13" style:family="paragraph" style:parent-style-name="Standard">
      <style:text-properties officeooo:rsid="0012883b" officeooo:paragraph-rsid="00832f05"/>
    </style:style>
    <style:style style:name="P14" style:family="paragraph" style:parent-style-name="Standard">
      <style:text-properties officeooo:rsid="0017775e" officeooo:paragraph-rsid="0017775e"/>
    </style:style>
    <style:style style:name="P15" style:family="paragraph" style:parent-style-name="Standard">
      <style:text-properties officeooo:rsid="00184cbe" officeooo:paragraph-rsid="00184cbe"/>
    </style:style>
    <style:style style:name="P16" style:family="paragraph" style:parent-style-name="Standard">
      <style:text-properties officeooo:rsid="0019bb7a" officeooo:paragraph-rsid="0023b158"/>
    </style:style>
    <style:style style:name="P17" style:family="paragraph" style:parent-style-name="Standard">
      <style:text-properties officeooo:rsid="0019bb7a" officeooo:paragraph-rsid="00240cfb"/>
    </style:style>
    <style:style style:name="P18" style:family="paragraph" style:parent-style-name="Standard">
      <style:text-properties officeooo:rsid="001a7545" officeooo:paragraph-rsid="001a7545"/>
    </style:style>
    <style:style style:name="P19" style:family="paragraph" style:parent-style-name="Standard">
      <style:text-properties officeooo:rsid="001e637e" officeooo:paragraph-rsid="0020112e"/>
    </style:style>
    <style:style style:name="P20" style:family="paragraph" style:parent-style-name="Standard">
      <style:text-properties officeooo:rsid="00200436" officeooo:paragraph-rsid="00200436"/>
    </style:style>
    <style:style style:name="P21" style:family="paragraph" style:parent-style-name="Standard">
      <style:text-properties officeooo:rsid="002cec6c" officeooo:paragraph-rsid="002e3dd1"/>
    </style:style>
    <style:style style:name="P22" style:family="paragraph" style:parent-style-name="Standard">
      <style:text-properties officeooo:rsid="002fe8f5" officeooo:paragraph-rsid="002ffffe"/>
    </style:style>
    <style:style style:name="P23" style:family="paragraph" style:parent-style-name="Standard">
      <style:text-properties officeooo:rsid="00223ddc" officeooo:paragraph-rsid="0023b158"/>
    </style:style>
    <style:style style:name="P24" style:family="paragraph" style:parent-style-name="Standard">
      <style:text-properties officeooo:rsid="0031a712" officeooo:paragraph-rsid="0031a712"/>
    </style:style>
    <style:style style:name="P25" style:family="paragraph" style:parent-style-name="Standard">
      <style:text-properties officeooo:rsid="0043a7dc" officeooo:paragraph-rsid="00462d0e"/>
    </style:style>
    <style:style style:name="P26" style:family="paragraph" style:parent-style-name="Standard">
      <style:text-properties officeooo:rsid="0046c50b" officeooo:paragraph-rsid="0046c50b"/>
    </style:style>
    <style:style style:name="P27" style:family="paragraph" style:parent-style-name="Standard">
      <style:text-properties officeooo:rsid="0015fd5f" officeooo:paragraph-rsid="0015fd5f"/>
    </style:style>
    <style:style style:name="P28" style:family="paragraph" style:parent-style-name="Standard">
      <style:text-properties officeooo:rsid="0048b86b" officeooo:paragraph-rsid="004c31d4"/>
    </style:style>
    <style:style style:name="P29" style:family="paragraph" style:parent-style-name="Standard">
      <style:text-properties officeooo:rsid="004c31d4" officeooo:paragraph-rsid="004c31d4"/>
    </style:style>
    <style:style style:name="P30" style:family="paragraph" style:parent-style-name="Standard">
      <style:text-properties officeooo:rsid="004c31d4" officeooo:paragraph-rsid="004d041d"/>
    </style:style>
    <style:style style:name="P31" style:family="paragraph" style:parent-style-name="Standard">
      <style:text-properties officeooo:rsid="004d041d" officeooo:paragraph-rsid="004d041d"/>
    </style:style>
    <style:style style:name="P32" style:family="paragraph" style:parent-style-name="Standard">
      <style:text-properties officeooo:rsid="004f4e24" officeooo:paragraph-rsid="004f4e24"/>
    </style:style>
    <style:style style:name="P33" style:family="paragraph" style:parent-style-name="Standard">
      <style:text-properties officeooo:rsid="0057380d" officeooo:paragraph-rsid="0057380d"/>
    </style:style>
    <style:style style:name="P34" style:family="paragraph" style:parent-style-name="Standard">
      <style:text-properties officeooo:paragraph-rsid="005c5710"/>
    </style:style>
    <style:style style:name="P35" style:family="paragraph" style:parent-style-name="Standard">
      <style:text-properties officeooo:rsid="00691a1f" officeooo:paragraph-rsid="00691a1f"/>
    </style:style>
    <style:style style:name="P36" style:family="paragraph" style:parent-style-name="Standard">
      <style:text-properties officeooo:rsid="00763328" officeooo:paragraph-rsid="00763328"/>
    </style:style>
    <style:style style:name="P37" style:family="paragraph" style:parent-style-name="Standard">
      <style:text-properties officeooo:rsid="007d9cc9" officeooo:paragraph-rsid="007e393e"/>
    </style:style>
    <style:style style:name="P38" style:family="paragraph" style:parent-style-name="Standard">
      <style:text-properties officeooo:rsid="0070f506" officeooo:paragraph-rsid="0070f506"/>
    </style:style>
    <style:style style:name="P39" style:family="paragraph" style:parent-style-name="Standard">
      <style:text-properties officeooo:rsid="0080e703" officeooo:paragraph-rsid="0080e703"/>
    </style:style>
    <style:style style:name="P40" style:family="paragraph" style:parent-style-name="Standard">
      <style:text-properties officeooo:rsid="006fa1c5" officeooo:paragraph-rsid="006fa1c5"/>
    </style:style>
    <style:style style:name="P41" style:family="paragraph" style:parent-style-name="Standard">
      <style:text-properties officeooo:rsid="0083ae01" officeooo:paragraph-rsid="0083ae01"/>
    </style:style>
    <style:style style:name="P42" style:family="paragraph" style:parent-style-name="Standard">
      <style:text-properties officeooo:rsid="008b6cf9" officeooo:paragraph-rsid="008b6cf9"/>
    </style:style>
    <style:style style:name="P43" style:family="paragraph" style:parent-style-name="Standard">
      <style:text-properties officeooo:rsid="008c9ea2" officeooo:paragraph-rsid="008c9ea2"/>
    </style:style>
    <style:style style:name="P44" style:family="paragraph" style:parent-style-name="Standard">
      <style:text-properties officeooo:rsid="0046c50b" officeooo:paragraph-rsid="0046c50b"/>
    </style:style>
    <style:style style:name="P45" style:family="paragraph" style:parent-style-name="Standard">
      <style:text-properties officeooo:rsid="0092e616" officeooo:paragraph-rsid="0092e616"/>
    </style:style>
    <style:style style:name="P46" style:family="paragraph" style:parent-style-name="Standard">
      <style:text-properties officeooo:rsid="007a4416" officeooo:paragraph-rsid="007a4416"/>
    </style:style>
    <style:style style:name="P47" style:family="paragraph" style:parent-style-name="Standard">
      <style:text-properties officeooo:rsid="00947b88" officeooo:paragraph-rsid="00947b88"/>
    </style:style>
    <style:style style:name="T1" style:family="text">
      <style:text-properties officeooo:rsid="001122f7"/>
    </style:style>
    <style:style style:name="T2" style:family="text">
      <style:text-properties officeooo:rsid="0013467b"/>
    </style:style>
    <style:style style:name="T3" style:family="text">
      <style:text-properties officeooo:rsid="0015fd5f"/>
    </style:style>
    <style:style style:name="T4" style:family="text">
      <style:text-properties officeooo:rsid="001b0c88"/>
    </style:style>
    <style:style style:name="T5" style:family="text">
      <style:text-properties officeooo:rsid="001bb129"/>
    </style:style>
    <style:style style:name="T6" style:family="text">
      <style:text-properties officeooo:rsid="001c5c46"/>
    </style:style>
    <style:style style:name="T7" style:family="text">
      <style:text-properties officeooo:rsid="001ca4b4"/>
    </style:style>
    <style:style style:name="T8" style:family="text">
      <style:text-properties officeooo:rsid="0020112e"/>
    </style:style>
    <style:style style:name="T9" style:family="text">
      <style:text-properties officeooo:rsid="00223ddc"/>
    </style:style>
    <style:style style:name="T10" style:family="text">
      <style:text-properties officeooo:rsid="0023b158"/>
    </style:style>
    <style:style style:name="T11" style:family="text">
      <style:text-properties officeooo:rsid="00240cfb"/>
    </style:style>
    <style:style style:name="T12" style:family="text">
      <style:text-properties officeooo:rsid="00245f1c"/>
    </style:style>
    <style:style style:name="T13" style:family="text">
      <style:text-properties officeooo:rsid="00258ef1"/>
    </style:style>
    <style:style style:name="T14" style:family="text">
      <style:text-properties officeooo:rsid="0027463d"/>
    </style:style>
    <style:style style:name="T15" style:family="text">
      <style:text-properties officeooo:rsid="002803a5"/>
    </style:style>
    <style:style style:name="T16" style:family="text">
      <style:text-properties officeooo:rsid="002858d5"/>
    </style:style>
    <style:style style:name="T17" style:family="text">
      <style:text-properties officeooo:rsid="0029fe21"/>
    </style:style>
    <style:style style:name="T18" style:family="text">
      <style:text-properties officeooo:rsid="002aebf9"/>
    </style:style>
    <style:style style:name="T19" style:family="text">
      <style:text-properties officeooo:rsid="002bbf44"/>
    </style:style>
    <style:style style:name="T20" style:family="text">
      <style:text-properties officeooo:rsid="002c1bfa"/>
    </style:style>
    <style:style style:name="T21" style:family="text">
      <style:text-properties officeooo:rsid="002e3dd1"/>
    </style:style>
    <style:style style:name="T22" style:family="text">
      <style:text-properties officeooo:rsid="002ffffe"/>
    </style:style>
    <style:style style:name="T23" style:family="text">
      <style:text-properties officeooo:rsid="00344d08"/>
    </style:style>
    <style:style style:name="T24" style:family="text">
      <style:text-properties officeooo:rsid="003f1b2c"/>
    </style:style>
    <style:style style:name="T25" style:family="text">
      <style:text-properties officeooo:rsid="0043ebc6"/>
    </style:style>
    <style:style style:name="T26" style:family="text">
      <style:text-properties officeooo:rsid="0044bc1c"/>
    </style:style>
    <style:style style:name="T27" style:family="text">
      <style:text-properties officeooo:rsid="004582c1"/>
    </style:style>
    <style:style style:name="T28" style:family="text">
      <style:text-properties officeooo:rsid="0048b86b"/>
    </style:style>
    <style:style style:name="T29" style:family="text">
      <style:text-properties officeooo:rsid="00499837"/>
    </style:style>
    <style:style style:name="T30" style:family="text">
      <style:text-properties officeooo:rsid="004a448f"/>
    </style:style>
    <style:style style:name="T31" style:family="text">
      <style:text-properties officeooo:rsid="004e3fa8"/>
    </style:style>
    <style:style style:name="T32" style:family="text">
      <style:text-properties officeooo:rsid="0051579d"/>
    </style:style>
    <style:style style:name="T33" style:family="text">
      <style:text-properties officeooo:rsid="005201bd"/>
    </style:style>
    <style:style style:name="T34" style:family="text">
      <style:text-properties officeooo:rsid="0053ca89"/>
    </style:style>
    <style:style style:name="T35" style:family="text">
      <style:text-properties officeooo:rsid="005671d7"/>
    </style:style>
    <style:style style:name="T36" style:family="text">
      <style:text-properties officeooo:rsid="0057380d"/>
    </style:style>
    <style:style style:name="T37" style:family="text">
      <style:text-properties officeooo:rsid="0058b5cf"/>
    </style:style>
    <style:style style:name="T38" style:family="text">
      <style:text-properties officeooo:rsid="0058e833"/>
    </style:style>
    <style:style style:name="T39" style:family="text">
      <style:text-properties officeooo:rsid="005a9f5d"/>
    </style:style>
    <style:style style:name="T40" style:family="text">
      <style:text-properties officeooo:rsid="005b1d06"/>
    </style:style>
    <style:style style:name="T41" style:family="text">
      <style:text-properties officeooo:rsid="005da992"/>
    </style:style>
    <style:style style:name="T42" style:family="text">
      <style:text-properties officeooo:rsid="005f60ff"/>
    </style:style>
    <style:style style:name="T43" style:family="text">
      <style:text-properties officeooo:rsid="006047da"/>
    </style:style>
    <style:style style:name="T44" style:family="text">
      <style:text-properties officeooo:rsid="006224ca"/>
    </style:style>
    <style:style style:name="T45" style:family="text">
      <style:text-properties officeooo:rsid="00639af1"/>
    </style:style>
    <style:style style:name="T46" style:family="text">
      <style:text-properties officeooo:rsid="0063f227"/>
    </style:style>
    <style:style style:name="T47" style:family="text">
      <style:text-properties officeooo:rsid="0065b6d5"/>
    </style:style>
    <style:style style:name="T48" style:family="text">
      <style:text-properties officeooo:rsid="006b9aad"/>
    </style:style>
    <style:style style:name="T49" style:family="text">
      <style:text-properties officeooo:rsid="0070b1b7"/>
    </style:style>
    <style:style style:name="T50" style:family="text">
      <style:text-properties officeooo:rsid="0070f506"/>
    </style:style>
    <style:style style:name="T51" style:family="text">
      <style:text-properties officeooo:rsid="0071fc50"/>
    </style:style>
    <style:style style:name="T52" style:family="text">
      <style:text-properties officeooo:rsid="007289d9"/>
    </style:style>
    <style:style style:name="T53" style:family="text">
      <style:text-properties officeooo:rsid="0072e42a"/>
    </style:style>
    <style:style style:name="T54" style:family="text">
      <style:text-properties officeooo:rsid="0074aeda"/>
    </style:style>
    <style:style style:name="T55" style:family="text">
      <style:text-properties officeooo:rsid="0077851a"/>
    </style:style>
    <style:style style:name="T56" style:family="text">
      <style:text-properties officeooo:rsid="007c6c06"/>
    </style:style>
    <style:style style:name="T57" style:family="text">
      <style:text-properties officeooo:rsid="007e393e"/>
    </style:style>
    <style:style style:name="T58" style:family="text">
      <style:text-properties officeooo:rsid="007ea359"/>
    </style:style>
    <style:style style:name="T59" style:family="text">
      <style:text-properties officeooo:rsid="00819c6e"/>
    </style:style>
    <style:style style:name="T60" style:family="text">
      <style:text-properties officeooo:rsid="0085318e"/>
    </style:style>
    <style:style style:name="T61" style:family="text">
      <style:text-properties officeooo:rsid="008986f1"/>
    </style:style>
    <style:style style:name="T62" style:family="text">
      <style:text-properties officeooo:rsid="008f0d56"/>
    </style:style>
    <style:style style:name="T63" style:family="text">
      <style:text-properties officeooo:rsid="008f0d56" fo:background-color="#ffff00" loext:char-shading-value="0"/>
    </style:style>
    <style:style style:name="T64" style:family="text">
      <style:text-properties officeooo:rsid="00947b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Methods – Data acquisition</text:p>
      <text:p text:style-name="P35"/>
      <text:p text:style-name="P35"/>
      <text:p text:style-name="P1"/>
      <text:p text:style-name="P1">Methods - <text:span text:style-name="T3">DSP</text:span></text:p>
      <text:p text:style-name="P1"/>
      <text:p text:style-name="P3">Beta/Tremor classification (manual)</text:p>
      <text:p text:style-name="P14">Recordings from individual neurons were manually screened and classified. Neurons which may have fired in a beta burst rhythm were identified as either beta-bursty or non beta-bursty. Correspondly, neurons which may have fired in a tremor burst r<text:span text:style-name="T18">h</text:span>ythm were identified as either tremor-bursty or non tremor-bursty.</text:p>
      <text:p text:style-name="P14"/>
      <text:p text:style-name="P15">Split into burst and non-burst segments</text:p>
      <text:p text:style-name="P23">A LFP component (lowpass filtered at 50Hz and a spiking activity component (highpass filtered at 300Hz) were extracted from the micro-electrode recordings. Furthermore, the raw spike train, an enveloped burst only and an enveloped non-burst only component were extracted from the latter.</text:p>
      <text:p text:style-name="P16"/>
      <text:p text:style-name="P17"><text:span text:style-name="T10">Bursts were identified as follows. After highpass filtering (&lt;70Hz), the position of individual spike events may easily be determined due to their amplitude. This was property was exploited when identifying spikes within the highpass filtered micro-electrode signal. Burst were defined by the relative distance between spiking events. In case two spiking events were closer than the average distance between two spikes </text:span><text:span text:style-name="T11">times a scaling factor (1/</text:span><text:span text:style-name="T10">1.5 - </text:span><text:span text:style-name="T11">1/</text:span><text:span text:style-name="T10">2; neuron-specific calibrated), </text:span><text:span text:style-name="T11">spikes were considered to be within a burst. </text:span><text:span text:style-name="T9">Within the</text:span> <text:span text:style-name="T9">burst and non-burst only data sets, non-included data points were masked with zeros. </text:span><text:s/>This substitution method was chosen as zero substitution does not add any frequency distortion to the masked data. <text:span text:style-name="T12">Finally, the amplitude of the burst and non-burst components were calculated </text:span><text:span text:style-name="T14">as</text:span><text:span text:style-name="T12"> the absolute of the </text:span><text:span text:style-name="T13">H</text:span><text:span text:style-name="T12">ilbert transform.</text:span></text:p>
      <text:p text:style-name="P3"/>
      <text:p text:style-name="P3">Beta/Tremor power</text:p>
      <text:p text:style-name="P18">Power levels of beta and tremor activity were estimated using <text:span text:style-name="T4">patient-specific</text:span> interpolation derivation technique. <text:span text:style-name="T4">Initially, the patient-specific spectrum of the beta/tremor power peak was manually defined </text:span><text:span text:style-name="T9">from power spectrum density analyses (</text:span><text:span text:style-name="T5">W</text:span><text:span text:style-name="T4">elch’s method; 1Hz bins; 50% overlap)</text:span>. <text:span text:style-name="T47">This applied to both, LFP power evaluations and bursting activity power evaluations.</text:span> The measured beta/tremor power was divided by the <text:span text:style-name="T9">estimated</text:span> <text:span text:style-name="T9">level of </text:span>beta/tremor power <text:span text:style-name="T9">expected during the absence of a peak</text:span>. Th<text:span text:style-name="T9">is</text:span> estimation of beta/tremor activity was calculated as the linear interpolation between the power a<text:span text:style-name="T15">t a lower (-5 – 0Hz (beta); -2 – 0 Hz (tremor)) and a higher frequency (+5Hz – 0Hz (beta); +2Hz – 0Hz (tremor))</text:span> <text:span text:style-name="T16">relative to the </text:span><text:span text:style-name="T17">~4Hz/~2Hz wide</text:span><text:span text:style-name="T6"> beta/tr</text:span><text:span text:style-name="T7">e</text:span><text:span text:style-name="T6">mor power peak</text:span>. <text:span text:style-name="T4">Comparing the measured power activity to the interpolation based estimate of said activity was convenient since this method is mostly indifferent to impedance difference as these would affect overall power. </text:span></text:p>
      <text:p text:style-name="P3"/>
      <text:p text:style-name="P3">Beta classification (automatic)</text:p>
      <text:p text:style-name="P19"><text:span text:style-name="T8">Manually</text:span> identifiable <text:span text:style-name="T8">STN neurons</text:span> were classified as either beta or non-beta neurons <text:span text:style-name="T19">based in the presence/absence of visible beta activity</text:span>. More ambiguous <text:span text:style-name="T20">STN </text:span>neurons were <text:span text:style-name="T8">not assigned a label during the manual identification stage and later-on </text:span>classified using machine learning. A naive Bayes classifier was trained from the manually classified neurons and applied to classify the remaining STN neurons into beta and non-beta neurons.</text:p>
      <text:p text:style-name="P19"><text:span text:style-name="T8">All VIM neurons were </text:span><text:span text:style-name="T9">successfully </text:span><text:span text:style-name="T8">classified as tremor and non-tremor neurons </text:span><text:span text:style-name="T9">via</text:span><text:span text:style-name="T8"> visual inspection.</text:span></text:p>
      <text:p text:style-name="P3"/>
      <text:p text:style-name="P12">Beta/Tremor spikes within a burst</text:p>
      <text:p text:style-name="P20">In order to determine the ratio of spikes within a burst and spikes outside of a burst, the respective spike counts were accumulated and subsequently the ratio calculated.</text:p>
      <text:p text:style-name="P3"><text:soft-page-break/></text:p>
      <text:p text:style-name="P3">Beta/Tremor PAC <text:span text:style-name="T23">&amp; Phase average</text:span></text:p>
      <text:p text:style-name="P40">In the scope of the beta <text:span text:style-name="T49">and tremor</text:span> investigation<text:span text:style-name="T49">s</text:span>, PAC was evaluated between <text:span text:style-name="T49">the following signals. An evaluation of PAC between the bandpass (beta/tremor frequency) filtered LFP activity and the raw spiking activity was performed. This allowed for the investigation of the general level of PAC between the signals low and high frequency components. Furthermore, PAC was also evaluated between the beta/tremor-burst and non beta/tremor-burst signals on the one side and the raw spike train on the other side. This quantification allowed to investigate the dependence of PAC between low and high frequency component on bursting activity. </text:span><text:span text:style-name="T50">Additionally</text:span><text:span text:style-name="T49">, in case of the tremor investigation, the same analyses were conducted with the accelerometer replacing the micro-electrode recorded LFP signal. </text:span><text:span text:style-name="T50">T</text:span><text:span text:style-name="T20">he direct modulation index (</text:span><text:span text:style-name="T54">dmi; </text:span><text:span text:style-name="T20">10° phase window half size, 1° phase step width) </text:span><text:span text:style-name="T50">was chosen to quantify PAC in this investigation</text:span><text:span text:style-name="T20">.</text:span></text:p>
      <text:p text:style-name="P39">Additionally, this analysis was also performed for the tremor/non tremor-burst and the accelerometer signal acquired from the patient’s wrist. </text:p>
      <text:p text:style-name="P38">Finally, the average phase shift between the LFP activity and the high frequency component was evaluated using <text:span text:style-name="T51">the aforementioned PAC </text:span><text:span text:style-name="T52">quantifications</text:span><text:span text:style-name="T51">. </text:span><text:span text:style-name="T53">Outliers were removed (using a recursive z-score filter; threshold 2 standard deviations) and the average phase was calculated as the average of the individual dmi curve fittings. </text:span></text:p>
      <text:p text:style-name="P9"/>
      <text:p text:style-name="P6">Beta/Tremor spectrograms</text:p>
      <text:p text:style-name="P21">Spectrograms were calculated from the recorded LFP activity, the burst only activity and the non-burst only activity. Welch’s method <text:span text:style-name="T21">(1Hz bins , 50% overlap)</text:span> was used to estimate the power of <text:span text:style-name="T21">the aforementioned signals. Power estimates were calculated from 1s long segments every 0.5s. </text:span></text:p>
      <text:p text:style-name="P6"/>
      <text:p text:style-name="P6">Beta/Tremor pactograms</text:p>
      <text:p text:style-name="P22">Pact<text:span text:style-name="T24">r</text:span>ograms were calculated from the burst only activity, and the non-burst only activity against the LFP activity. <text:span text:style-name="T22">The direct modulation index </text:span><text:span text:style-name="T20">(10° phase window half size, 1° phase step width) </text:span><text:span text:style-name="T22">was used to estimate PAC</text:span>. PAC estimates were calculated from 1s long segments every 0.5s.</text:p>
      <text:p text:style-name="P22"/>
      <text:p text:style-name="P24">LFP, burst, and non-burst – PAC overlap</text:p>
      <text:p text:style-name="P25">Activity power and PAC overlap were calculated as follows. In a first step <text:span text:style-name="T26">masks encoding</text:span> areas of high LFP &amp; <text:span text:style-name="T28">bursting</text:span> activity were identified using the aforementioned spectrograms. High activity areas were identified by normalizing the activity power and subsequently thresholding this information. <text:span text:style-name="T25">Areas of high activity were encoded as 1 whereas areas of low activity were encoded as -1</text:span>. <text:span text:style-name="T25">This resulted </text:span><text:span text:style-name="T26">in three</text:span><text:span text:style-name="T25"> activity mask</text:span><text:span text:style-name="T26">s, one </text:span><text:span text:style-name="T25">from </text:span><text:span text:style-name="T26">each</text:span><text:span text:style-name="T25"> LFP, </text:span><text:span text:style-name="T28">beta-</text:span><text:span text:style-name="T25">burst and non </text:span><text:span text:style-name="T28">beta-</text:span><text:span text:style-name="T25">burst activity</text:span>. Subsequently a morphographic dilation operation was applied (size 2Hz, 1s; disk operator) to smoothen the results <text:span text:style-name="T25">of </text:span><text:span text:style-name="T26">the three</text:span><text:span text:style-name="T25"> mask</text:span><text:span text:style-name="T28">s</text:span>. In a next step LFP &amp; <text:span text:style-name="T28">bursting</text:span> activity <text:span text:style-name="T25">masks</text:span> were added to create a combined mask. <text:span text:style-name="T26">This resulted in </text:span><text:span text:style-name="T28">two</text:span><text:span text:style-name="T26"> mask</text:span><text:span text:style-name="T28">s, a </text:span><text:span text:style-name="T26">LFP and </text:span><text:span text:style-name="T28">beta-</text:span><text:span text:style-name="T26">burst </text:span><text:span text:style-name="T28">mask</text:span><text:span text:style-name="T26"> and a second mask of LFP and non </text:span><text:span text:style-name="T28">beta-</text:span><text:span text:style-name="T26">burst activity. These masks were considered to indicate overlapping areas of high LFP and </text:span><text:span text:style-name="T28">beta-</text:span><text:span text:style-name="T26">burst/non </text:span><text:span text:style-name="T28">beta-</text:span><text:span text:style-name="T26">burst activity</text:span>.</text:p>
      <text:p text:style-name="P25"/>
      <text:p text:style-name="P25"><text:span text:style-name="T25">Finally, these (binary) masks were multiplied with the aforementioned pactograms and the sum of the PAC activity across the masked pactograms was considered the </text:span><text:span text:style-name="T29">frequency and time</text:span><text:span text:style-name="T25"> specific PAC score. </text:span><text:span text:style-name="T26">For analysis purposes </text:span><text:span text:style-name="T27">two more masks were created randomizing the order of the LFP – </text:span><text:span text:style-name="T29">bursting</text:span><text:span text:style-name="T27"> activity overlap to later-on investigate the spatial specificity. Another adaption executed for analysis purposes was to divide the </text:span><text:span text:style-name="T29">frequency and time</text:span><text:span text:style-name="T27"> specific PAC scores by the </text:span><text:span text:style-name="T26">max</text:span><text:span text:style-name="T27">imum PAC score from </text:span><text:span text:style-name="T29">beta-</text:span><text:span text:style-name="T27">burst </text:span><text:span text:style-name="T29">and </text:span><text:span text:style-name="T27">non </text:span><text:span text:style-name="T29">beta-</text:span><text:span text:style-name="T27">bursts with normal and randomized masks. </text:span></text:p>
      <text:p text:style-name="P8"/>
      <text:p text:style-name="P10">Beta/Tremor <text:span text:style-name="T2">transience</text:span></text:p>
      <text:p text:style-name="P37"><text:span text:style-name="T57">The transience across the pactograms was quantified via their z-scores. Being the assumption that the Gaussian approximation of the z-scores from a frequency band of interest would be rather wide in case of much variation and small in case of little variation. Z-scores were calculated across the </text:span><text:soft-page-break/>aforementioned pactograms. <text:span text:style-name="T57">Subsequently, the z-scores within the beta/tremor frequency bands were averaged to derive a singular metric. This approach is superior to naive variance estimations as the local z-score is relative to the global mean and variance; thereby being invariant to differences in scaling across recordings which may arise from different impedances and varying distances towards recorded neurons. </text:span></text:p>
      <text:p text:style-name="P26"/>
      <text:p text:style-name="P45">Beta/Tremor firing rates</text:p>
      <text:p text:style-name="P26"/>
      <text:p text:style-name="P27">Methods – Statistics</text:p>
      <text:p text:style-name="P27"/>
      <text:p text:style-name="P32">Generalized linear mixed models were employed in this investigation for the purpose of statistical analyses. <text:span text:style-name="T62">All results were corrected for multiple comparisons using the Bonferroni method and a hypothesis count of </text:span><text:span text:style-name="T63">XXX</text:span><text:span text:style-name="T62">.</text:span></text:p>
      <text:p text:style-name="P27"/>
      <text:p text:style-name="P28"><text:span text:style-name="T32">Beta/termor </text:span>LFP &amp; <text:span text:style-name="T30">bursting</text:span> pow<text:span text:style-name="T32">er</text:span></text:p>
      <text:p text:style-name="P28"/>
      <text:p text:style-name="P34"><text:span text:style-name="T33">Power levels were analyzed using the following model. While the power values were modeled as the dependent variable, </text:span><text:span text:style-name="T34">a binary identified on whether the </text:span><text:span text:style-name="T43">data sampled from a</text:span><text:span text:style-name="T34"> neuron </text:span><text:span text:style-name="T43">contained</text:span><text:span text:style-name="T34"> </text:span><text:span text:style-name="T43">bursting or non-bursting activity. </text:span><text:span text:style-name="T44">This factor </text:span><text:span text:style-name="T34">was included as an independent, </text:span>descriptive<text:span text:style-name="T34"> variable. </text:span><text:span text:style-name="T35">Furthermore, to compensate for repeated measurements across patients and within patients, the patient id and the trial id were included as </text:span><text:span text:style-name="T40">(categorical)</text:span><text:span text:style-name="T35"> random factors. </text:span></text:p>
      <text:p text:style-name="P28"/>
      <text:p text:style-name="P29"><text:span text:style-name="T36">Beta/Tremor g</text:span>eneral PAC <text:span text:style-name="T36">levels</text:span></text:p>
      <text:p text:style-name="P29"/>
      <text:p text:style-name="P33">PAC levels were <text:span text:style-name="T37">investigated using the following models. </text:span><text:span text:style-name="T38">PAC scores themselves were modeled as dependent variables whereas the continuous metric of LFP &amp; bursting power were included as independent variables. Furthermore, </text:span><text:span text:style-name="T45">an identifier on whether the sample was from a bursting or a non bursting period</text:span><text:span text:style-name="T38"> was included as a binary </text:span><text:span text:style-name="T39">and</text:span><text:span text:style-name="T38"> categorical independent variable. </text:span><text:span text:style-name="T40">Patient id’s and trial id’s were added as (categorical) random factors to </text:span><text:span text:style-name="T41">compensate for repeated measurements across patients or within patients. </text:span><text:span text:style-name="T42">The only different between the models applied for beta and tremor PAC level evaluations was the inclusion of multiple interaction effects </text:span><text:span text:style-name="T43">(LFP </text:span><text:span text:style-name="T46">power</text:span><text:span text:style-name="T43"> &amp; beta-bursting </text:span><text:span text:style-name="T46">power</text:span><text:span text:style-name="T43">, </text:span><text:span text:style-name="T46">LFP power &amp; burstiness, beta-bursting power &amp; burstiness</text:span><text:span text:style-name="T43">)</text:span><text:span text:style-name="T42"> into the beta model, but not the tremor model. These factors were excluded from the tremor model due to the lower amount of data. </text:span><text:span text:style-name="T59">Additionally, the tremor model was also applied to the PAC calculated from tremor/non tremor-burst and the accelerometer data. </text:span></text:p>
      <text:p text:style-name="P29"/>
      <text:p text:style-name="P30"><text:span text:style-name="T64">Beta f</text:span>requency and time specific PAC</text:p>
      <text:p text:style-name="P29"/>
      <text:p text:style-name="P36">The frequency and time specificity of PAC between beta-/non beta-bursts and LFP activity was investigated using the following model. Corresponding PAC scores were modeled as the dependent variable while a flag (binary, categorical) indicated on whether the a sample was from bursting or non bursting activity. Another flag (binary, categorical) determined on whether the LFP and beta/non beta-burst activity overlap masks or their randomly shuffled equivalents were applied to the pactograms. <text:span text:style-name="T55">An interaction between these two effects was also included in the model, together with patient id and trial id as random factors to compensate for repeated measurements across patients and within patients. </text:span></text:p>
      <text:p text:style-name="P29"/>
      <text:p text:style-name="P31"><text:span text:style-name="T64">Beta/Tremor p</text:span>ower &amp; PAC trans<text:span text:style-name="T31">i</text:span>ence</text:p>
      <text:p text:style-name="P46">The <text:span text:style-name="T58">average</text:span> <text:span text:style-name="T58">z-score</text:span> of LFP/bursting activity power or PAC (bursting activity &amp; LFP) was modeled as the dependent variable of interest. The overall magnitude of the LFP/bursting activity power or PAC (bursting activity &amp; LFP) were investigated as the primary independent factor of interest. The amplitude of these metrics was expected to <text:span text:style-name="T56">affect the</text:span><text:span text:style-name="T58">ir z-scores (independent of scale)</text:span><text:span text:style-name="T56">. </text:span><text:soft-page-break/><text:span text:style-name="T56">Furthermore, said </text:span><text:span text:style-name="T58">z-scores</text:span><text:span text:style-name="T56"> (LFP, bursting activity, and PAC) was also </text:span><text:span text:style-name="T58">explored when investigating</text:span><text:span text:style-name="T56"> the contrast of beta v</text:span><text:span text:style-name="T58">ersus</text:span><text:span text:style-name="T56"> tremor. </text:span></text:p>
      <text:p text:style-name="P46"/>
      <text:p text:style-name="P47">Beta/Tremor firing rates</text:p>
      <text:p text:style-name="P2"/>
      <text:p text:style-name="P1">Resul<text:span text:style-name="T1">ts</text:span></text:p>
      <text:p text:style-name="P1"/>
      <text:p text:style-name="P43">Both, beta and tremor activity were significantly increased during the bursting period of a neuron compared to the non-bursting period (p &lt; 1e-9 (tremor); p &lt; 1e-5 (beta)). Furthermore, the different in activity levels between bursting and non-bursting activity were approximately four times larger in tremor neurons compared to beta neurons. </text:p>
      <text:p text:style-name="P41">The power in the beta &amp; tremor frequency bands increased linearly with the neurons categorized as beta/tremor neurons exhibiting higher activity in the beta/tremor band compared to their non-beta/non-tremor counterparts <text:span text:style-name="T61">(not depicted)</text:span>. <text:span text:style-name="T60">The linearity from less beta/tremor activity within a recording to more beta/tremor activity within a neuron does not support the idea of two distinct, separate classes.</text:span></text:p>
      <text:p text:style-name="P5"/>
      <text:p text:style-name="P13">Beta/Tremor spikes within a burst</text:p>
      <text:p text:style-name="P4"/>
      <text:p text:style-name="P4">Beta/Tremor PAC</text:p>
      <text:p text:style-name="P4"/>
      <text:p text:style-name="P11">Beta/Tremor spectrograms</text:p>
      <text:p text:style-name="P11"/>
      <text:p text:style-name="P11">Beta/Tremor pactograms</text:p>
      <text:p text:style-name="P11"/>
      <text:p text:style-name="P11">Beta/Tremor <text:span text:style-name="T2">trans</text:span><text:span text:style-name="T48">i</text:span><text:span text:style-name="T2">e</text:span><text:span text:style-name="T48">n</text:span><text:span text:style-name="T2">ce</text:span></text:p>
      <text:p text:style-name="P7"/>
      <text:p text:style-name="P42">Discussion points</text:p>
      <text:p text:style-name="P42"/>
      <text:p text:style-name="P43">It’s the burst, duh!</text:p>
      <text:p text:style-name="P42"/>
      <text:p text:style-name="P42">There is no such thing as a “tremor” or “beta” neuron. The concept needs to be rather fuzzy than binar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ximilian Scherer</meta:initial-creator>
    <meta:creation-date>2021-06-28T09:48:43.332577734</meta:creation-date>
    <meta:generator>LibreOffice/7.1.4.2$Linux_X86_64 LibreOffice_project/10$Build-2</meta:generator>
    <dc:date>2021-07-06T12:02:22.921498066</dc:date>
    <dc:creator>Maximilian Scherer</dc:creator>
    <meta:editing-duration>P1DT11H40M8S</meta:editing-duration>
    <meta:editing-cycles>119</meta:editing-cycles>
    <meta:document-statistic meta:table-count="0" meta:image-count="0" meta:object-count="0" meta:page-count="4" meta:paragraph-count="50" meta:word-count="1745" meta:character-count="11745" meta:non-whitespace-character-count="10030"/>
  </office:meta>
</office:document-meta>
</file>